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6d7f" officeooo:paragraph-rsid="000f6d7f"/>
    </style:style>
    <style:style style:name="P2" style:family="paragraph" style:parent-style-name="Text_20_body">
      <style:text-properties officeooo:rsid="000f6d7f" officeooo:paragraph-rsid="001088a4"/>
    </style:style>
    <style:style style:name="P3" style:family="paragraph" style:parent-style-name="Text_20_body">
      <style:text-properties officeooo:rsid="001088a4" officeooo:paragraph-rsid="001088a4"/>
    </style:style>
    <style:style style:name="P4" style:family="paragraph" style:parent-style-name="Text_20_body" style:list-style-name="L1">
      <style:text-properties officeooo:rsid="000f6d7f" officeooo:paragraph-rsid="000f6d7f"/>
    </style:style>
    <style:style style:name="P5" style:family="paragraph" style:parent-style-name="Text_20_body" style:list-style-name="L1">
      <style:text-properties officeooo:rsid="000f6d7f" officeooo:paragraph-rsid="001088a4"/>
    </style:style>
    <style:style style:name="P6" style:family="paragraph" style:parent-style-name="Text_20_body" style:list-style-name="L1">
      <style:text-properties officeooo:rsid="001011c4" officeooo:paragraph-rsid="00118db6"/>
    </style:style>
    <style:style style:name="P7" style:family="paragraph" style:parent-style-name="Text_20_body" style:list-style-name="L2">
      <style:text-properties officeooo:paragraph-rsid="000f6d7f"/>
    </style:style>
    <style:style style:name="P8" style:family="paragraph" style:parent-style-name="Text_20_body" style:list-style-name="L3">
      <style:text-properties officeooo:paragraph-rsid="000f6d7f"/>
    </style:style>
    <style:style style:name="P9" style:family="paragraph" style:parent-style-name="Text_20_body" style:list-style-name="L4">
      <style:text-properties officeooo:paragraph-rsid="000f6d7f"/>
    </style:style>
    <style:style style:name="P10" style:family="paragraph" style:parent-style-name="Heading_20_1">
      <style:text-properties officeooo:rsid="00118db6" officeooo:paragraph-rsid="00118db6"/>
    </style:style>
    <style:style style:name="T1" style:family="text">
      <style:text-properties officeooo:rsid="00104e20"/>
    </style:style>
    <style:style style:name="T2" style:family="text">
      <style:text-properties officeooo:rsid="00118db6"/>
    </style:style>
    <style:style style:name="T3" style:family="text">
      <style:text-properties officeooo:rsid="001378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kel git workflow</text:p>
      <text:p text:style-name="Text_20_body"/>
      <text:p text:style-name="P1">Dette dokumentet beskriver en workflow som er enklere enn git-flow og er støttet av et sett med aliaser.</text:p>
      <text:p text:style-name="P1"/>
      <text:p text:style-name="P1">prinsipper:</text:p>
      <text:list xml:id="list4641104508469836648" text:style-name="L4">
        <text:list-item>
          <text:p text:style-name="P9"><text:span text:style-name="T2">Masterbranch deles av flere, og inneholder releaser, hotfixer, og alt i mellom.</text:span></text:p>
        </text:list-item>
      </text:list>
      <text:list xml:id="list7956466547957389198" text:style-name="L3">
        <text:list-item>
          <text:p text:style-name="P8"><text:span text:style-name="T2">Tag med versjonsnummer brukes for å identifisere en release.</text:span></text:p>
        </text:list-item>
      </text:list>
      <text:list xml:id="list1003944145680636132" text:style-name="L2">
        <text:list-item>
          <text:p text:style-name="P7"><text:span text:style-name="T2">Alt arbeide legges til master uten å bruke merge-committ. dette krever at alle committer har gode kommentarer og inneholder spagetti. Dvs man gjør gjerne en ryddejobb før man legge committs til master-branchen.</text:span></text:p>
        </text:list-item>
      </text:list>
      <text:p text:style-name="P1"/>
      <text:p text:style-name="P1"/>
      <text:p text:style-name="P1">usecase'er:</text:p>
      <text:p text:style-name="P1"/>
      <text:p text:style-name="P1">sette opp <text:span text:style-name="T2">egen konfigurasjon, og enten nytt </text:span>git repository <text:span text:style-name="T2">eller klone ett</text:span></text:p>
      <text:p text:style-name="P1">legge til ny funksjonalitet:</text:p>
      <text:h text:style-name="P10" text:outline-level="1">Use case: join ongoing project</text:h>
      <text:h text:style-name="Heading_20_2" text:outline-level="2">precondition</text:h>
      <text:p text:style-name="P2">det er allerede satt opp et repo og utviklingen har startet. det er flere (&lt;5) personer som bidrar parallellt.</text:p>
      <text:h text:style-name="Heading_20_2" text:outline-level="2">posticondition</text:h>
      <text:p text:style-name="P3">en lineær historie av committer som hver for seg beskriver en logisk endring, har beskrivende committ-meldinger, og er egnet til å reviewe.</text:p>
      <text:h text:style-name="Heading_20_2" text:outline-level="2">Scenario</text:h>
      <text:list xml:id="list7397679968060548304" text:style-name="L1">
        <text:list-item>
          <text:p text:style-name="P4">Ny utvikler I prosjektet (Per) kloner master branchen i repositoriet <text:span text:style-name="T2">(git clone)</text:span>. <text:span text:style-name="T2">Han har nå latest-and-greatest av kode.</text:span></text:p>
        </text:list-item>
        <text:list-item>
          <text:p text:style-name="P4">Per setter opp navn og email (alias: git setupglobals)</text:p>
        </text:list-item>
        <text:list-item>
          <text:p text:style-name="P4">Per lager seg en ny branch for å jobbe i (alias: git cob "FUNCTION_A)</text:p>
        </text:list-item>
        <text:list-item>
          <text:p text:style-name="P4"><text:soft-page-break/>Per koder i vei og committer endringer hyppig <text:span text:style-name="T2">(Alias: git cm “endring x” ) </text:span>før han er fornøyd. <text:span text:style-name="T3">For å gjøre det mulig å få en ren historie, adder han bare endringer som hører sammen til samme commit (Alias: git ap filnavn)</text:span> resultatet er 15 committer i FUNCTION_A som er <text:span text:style-name="T3">I litt rar rekkefølge og har potensiale til å squashes sammen.</text:span></text:p>
        </text:list-item>
        <text:list-item>
          <text:p text:style-name="P5">Per rydder opp! Han bytter rekkefølge på committer og squasher dem sammen der det er naturlig (Alias: git ri HEAD~15). Han passer også på å gi beskrivende commit-meldinger. Per har nå en ryddig og oversiktelig FUNCTION_A branch med <text:span text:style-name="T2">3</text:span> committer, <text:span text:style-name="T3">som hver og en beskriver en logisk del av koden.</text:span></text:p>
        </text:list-item>
        <text:list-item>
          <text:p text:style-name="P6">Per må nå få committene I FUNCTION_A over I master-branchen. <text:span text:style-name="T1">Siden han hentet ned master-branchen har utvikler Pål lagt til en committ. Per sin master branch er en commit bak og han vet ikke dette. Per unngår likevel at det skapes en merge-commit ved å rebase sine committer på Pål sine (Alias: git pr origin master). Deretter pusher han de tre committene til serveren (git push). Resultatet er en lineær master-branch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01:35:15.241591770</meta:creation-date>
    <dc:date>2016-06-15T09:05:27.675974155</dc:date>
    <meta:editing-duration>PT25M39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2" meta:paragraph-count="21" meta:word-count="373" meta:character-count="2210" meta:non-whitespace-character-count="1867"/>
  </office:meta>
</office:document-meta>
</file>